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706e0c" loext:opacity="100%" style:text-line-through-style="solid" style:text-line-through-type="single" fo:font-style="italic" style:text-underline-style="solid" style:text-underline-width="auto" style:text-underline-color="font-color" fo:background-color="#999999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.: H234</text:p>
      <text:p text:style-name="P1">Benvolguts/udes companys/es,</text:p>
      <text:p text:style-name="P1">Seguint la línia encetada en anys anteriors, ens plau comunicar-vos que</text:p>
      <text:p text:style-name="P1">el Servei d’Assessorament Lingüístic del Consell Insular iniciarà els nous</text:p>
      <text:p text:style-name="P1">cursos de català el mes que ve.</text:p>
      <text:p text:style-name="P1">Les persones que hi vulguin assistir s’hi podran inscriure a través de la</text:p>
      <text:p text:style-name="P1">intranet o telefonant a l’extensió 290.</text:p>
      <text:p text:style-name="P1">Així mateix, us recordam que continua obert el termini per presentar-se</text:p>
      <text:p text:style-name="P1">com a voluntari lingüístic per formar parella lingüística amb els treba-</text:p>
      <text:p text:style-name="P1">lladors o treballadores del Consell que vulguin millorar la seva com-</text:p>
      <text:p text:style-name="P1">petència oral en català.</text:p>
      <text:p text:style-name="P1">Ben cordialment,</text:p>
      <text:p text:style-name="P1">[rúbrica]</text:p>
      <text:p text:style-name="P1">Maria Puig i Comes</text:p>
      <text:p text:style-name="P1">Assessora lingüística del Consell Insular de Menorca</text:p>
      <text:p text:style-name="P1">Maó, 20 de febrer de 200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0:09:20.910322079</meta:creation-date>
    <dc:date>2025-11-04T10:10:00.484144691</dc:date>
    <meta:editing-duration>PT40S</meta:editing-duration>
    <meta:editing-cycles>1</meta:editing-cycles>
    <meta:document-statistic meta:table-count="0" meta:image-count="0" meta:object-count="0" meta:page-count="1" meta:paragraph-count="16" meta:word-count="108" meta:character-count="682" meta:non-whitespace-character-count="590"/>
    <meta:generator>LibreOffice/24.2.7.2$Linux_X86_64 LibreOffice_project/420$Build-2</meta:generator>
  </office:meta>
</office:document-meta>
</file>